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1" svg:font-family="'Liberation Serif'" style:font-family-generic="roman"/>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Liberation Serif" fo:font-weight="normal" style:font-weight-asian="normal" style:font-weight-complex="normal"/>
    </style:style>
    <style:style style:name="T4" style:family="text">
      <style:text-properties style:font-name="Liberation Serif" fo:font-style="normal" fo:font-weight="normal" style:font-style-asian="normal" style:font-weight-asian="normal" style:font-style-complex="normal" style:font-weight-complex="normal"/>
    </style:style>
    <style:style style:name="T5" style:family="text">
      <style:text-properties style:text-position="sub 58%"/>
    </style:style>
    <style:style style:name="T6" style:family="text">
      <style:text-properties style:text-position="sub 58%" style:font-name="Liberation Serif" fo:font-weight="normal" style:font-size-asian="10.5pt" style:font-weight-asian="normal" style:font-weight-complex="normal"/>
    </style:style>
    <style:style style:name="T7" style:family="text">
      <style:text-properties style:text-position="sub 58%" style:font-name="Liberation Serif" fo:font-style="normal" fo:font-weight="normal" style:font-size-asian="10.5pt" style:font-style-asian="normal" style:font-weight-asian="normal" style:font-style-complex="normal" style:font-weight-complex="normal"/>
    </style:style>
    <style:style style:name="T8" style:family="text">
      <style:text-properties style:text-position="sub 58%" style:font-name="Liberation Serif1" fo:font-style="normal" fo:font-weight="normal" style:font-size-asian="10.5pt" style:font-style-asian="normal" style:font-weight-asian="normal" style:font-style-complex="normal" style:font-weight-complex="normal"/>
    </style:style>
    <style:style style:name="T9" style:family="text">
      <style:text-properties style:text-position="sub 58%" style:font-name="Liberation Serif1" fo:font-style="normal" fo:font-weight="normal" style:font-size-asian="10.5pt" style:font-style-asian="normal" style:font-weight-asian="normal" style:font-style-complex="normal" style:font-weight-complex="normal"/>
    </style:style>
    <style:style style:name="T10" style:family="text">
      <style:text-properties style:text-position="0% 100%" style:font-name="Liberation Serif" fo:font-style="normal" fo:font-weight="normal" style:font-size-asian="10.5pt" style:font-style-asian="normal" style:font-weight-asian="normal" style:font-style-complex="normal" style:font-weight-complex="normal"/>
    </style:style>
    <style:style style:name="T11" style:family="text">
      <style:text-properties style:text-position="0% 100%" style:font-name="Liberation Serif1" fo:font-weight="normal" style:font-size-asian="10.5pt" style:font-weight-asian="normal" style:font-weight-complex="normal"/>
    </style:style>
    <style:style style:name="T12" style:family="text">
      <style:text-properties style:text-position="0% 100%" style:font-name="Liberation Serif1" fo:font-style="normal" fo:font-weight="normal" style:font-size-asian="10.5pt" style:font-style-asian="normal" style:font-weight-asian="normal" style:font-style-complex="normal" style:font-weight-complex="normal"/>
    </style:style>
    <style:style style:name="T13" style:family="text">
      <style:text-properties style:text-position="0% 100%" style:font-name="Liberation Serif1" fo:font-style="normal" style:font-size-asian="10.5pt" style:font-style-asian="normal" style:font-style-complex="normal"/>
    </style:style>
    <style:style style:name="T14" style:family="text">
      <style:text-properties style:text-position="0% 100%" style:font-name="Liberation Serif1" fo:font-style="normal" fo:font-weight="normal" style:font-size-asian="10.5pt" style:font-style-asian="normal" style:font-weight-asian="normal" style:font-style-complex="normal" style:font-weight-complex="normal"/>
    </style:style>
    <style:style style:name="T15" style:family="text">
      <style:text-properties style:text-position="0% 100%" style:font-name="Liberation Serif1" fo:font-style="normal" style:font-size-asian="10.5pt" style:font-style-asian="normal" style:font-style-complex="normal"/>
    </style:style>
    <style:style style:name="T16" style:family="text">
      <style:text-properties style:text-position="0% 100%" style:font-name="Liberation Serif1" fo:font-weight="normal" style:font-size-asian="10.5pt" style:font-weight-asian="normal" style:font-weight-complex="normal"/>
    </style:style>
    <style:style style:name="T17" style:family="text">
      <style:text-properties style:text-position="0% 100%" style:font-name="Liberation Serif1" fo:font-style="italic" fo:font-weight="normal" style:font-size-asian="10.5pt" style:font-style-asian="italic" style:font-weight-asian="normal" style:font-style-complex="italic" style:font-weight-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weight="bold"/>
    </style:style>
    <style:style style:name="T21" style:family="text">
      <style:text-properties style:font-style-asian="italic"/>
    </style:style>
    <style:style style:name="T22" style:family="text">
      <style:text-properties style:font-weight-asian="bold"/>
    </style:style>
    <style:style style:name="T23" style:family="text">
      <style:text-properties style:font-style-complex="italic"/>
    </style:style>
    <style:style style:name="T24"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aluating the representativeness of these examples</text:p>
      <text:p text:style-name="P1"><text:span text:style-name="T1"/></text:p>
      <text:p text:style-name="P1"><text:span text:style-name="T1"><text:tab/>The examples above are suggestive that the method of approximating z coordinates proposed for </text:span><text:span text:style-name="T3">E</text:span><text:span text:style-name="T6">z</text:span><text:span text:style-name="T11">β might work very well when the sequence is at least as similar to a template of known structure as proteins in each of the pairs discussed above are to each other. Which brings up the question: is this a significant portion of them?</text:span></text:p>
      <text:p text:style-name="P1"><text:span text:style-name="T11"/></text:p>
      <text:p text:style-name="P2"><text:span text:style-name="T1">Methods</text:span></text:p>
      <text:p text:style-name="P2"><text:span text:style-name="T2"><text:tab/>1A0S and the sequences of cluster73 were aligned in ClustalX using the Gonnet series of matrices. For each sequence, sequence identity with 1A0S sequence was calculated inthe following way: the number of positions in which either is not a gap, and are identical, was divided by the number of positions in which either is not a gap.</text:span></text:p>
      <text:p text:style-name="P2"><text:span text:style-name="T2"><text:tab/>The 1A0S, 1AF6, and the sequences of cluster73 were aligned, and the pairwise identity of 1A0S and 1AF6 was calculated in the same way.</text:span></text:p>
      <text:p text:style-name="P2"><text:span text:style-name="T2"/></text:p>
      <text:p text:style-name="P2"><text:span text:style-name="T1">Results and Discussion</text:span></text:p>
      <text:p text:style-name="P2"><text:span text:style-name="T2"/></text:p>
      <text:p text:style-name="P2"><text:span text:style-name="T2"><text:tab/>1A0S and 1AF6 have about 20% sequence identity. This degree of similarity with 1A0S is typical in cluster73 (Figure 3).</text:span></text:p>
      <text:p text:style-name="P2"><text:span text:style-name="T2"/></text:p>
      <text:p text:style-name="P2"><text:span text:style-name="T2">Figure 3. Histogram of sequence identities with 1A0S among the sequences of cluster73. </text:span></text:p>
      <text:p text:style-name="P2"><text:span text:style-name="T2"/></text:p>
      <text:p text:style-name="P2"><text:span text:style-name="T2"><text:tab/>Though most of the sequences in this cluster are less similar to 1A0S than 1AF6, there are fourteen sequences that are more similar. A method that used 20% sequence identity as a lower bound for inclusion, or an even stricter bound, would still have many sequences to work with. This is especially clear considering that cluster73 is below the median of size of the clusters associated with the </text:span><text:span text:style-name="T4">E</text:span><text:span text:style-name="T7">z</text:span><text:span text:style-name="T12">β dataset.</text:span></text:p>
      <text:p text:style-name="P2"><text:span text:style-name="T12"/></text:p>
      <text:p text:style-name="P2"><text:span text:style-name="T13">REFLECTIONS AND INTENTIONS</text:span></text:p>
      <text:p text:style-name="P2"><text:span text:style-name="T12"/></text:p>
      <text:p text:style-name="P2"><text:span text:style-name="T12"><text:tab/>The above single example is promising for mapping sequences onto templates with at least 20% sequence identity using scoring matrices. Because Jimenez-Morales and Liang have demonstrated that the BBTM matrices have superior sensitivty to general matrices in searches for homologs to TMBs, using a series of BBTM matrices rather than the Gonnet series will likely improve accuracy further.</text:span></text:p>
      <text:p text:style-name="P2"><text:span text:style-name="T12"><text:tab/>I know that at least five structures in the ΔE</text:span><text:span text:style-name="T8">z</text:span><text:span text:style-name="T12">β dataset have top clusters that contain another protein of known sructure, but I do not yet know if these pairs are dissimilar enough to make meaningful tests. If they are, though, I can evaluate more directly </text:span></text:p>
      <text:p text:style-name="P2"><text:tab/><text:span text:style-name="T2">From the evidence so far, it looks like fancier methods of structure prediction will not be needed for </text:span><text:span text:style-name="T4">E</text:span><text:span text:style-name="T7">z</text:span><text:span text:style-name="T12">β</text:span><text:span text:style-name="T10"> 2.</text:span></text:p>
      <text:p text:style-name="P2"><text:span text:style-name="T12"><text:tab/>Calculating z</text:span><text:span text:style-name="T8">diff</text:span><text:span text:style-name="T12"> is automated, given an alignment. ClustalX is the GUI equivalent of the command-line ClustalW - as a command line program, its function is easily automated. I estimate it would be a day's work to write a script to calculate z</text:span><text:span text:style-name="T8">diff</text:span><text:span text:style-name="T12">'s given two structures and a list of sequences from a cluster downloaded from HHOMP. I think this would be worth it, to feel sure that the estimated z-coordinates are meaningful.</text:span></text:p>
      <text:p text:style-name="P2"><text:span text:style-name="T12"><text:tab/>E</text:span><text:span text:style-name="T8">z</text:span><text:span text:style-name="T12">β moments require strictly more information than the E</text:span><text:span text:style-name="T8">z</text:span><text:span text:style-name="T12">β potential, since it requires the z coordinate as well as the other two. It is convenient to describe them using cylindrical coordinates, with the plane of the membrane as z=0 and the axis of the protein as r=0. Because the role of structure prediction in the use of the E</text:span><text:span text:style-name="T8">z</text:span><text:span text:style-name="T12">β moment is to find qualitative trends in families of proteins, </text:span><text:span text:style-name="T12">θ does not need to be exact.</text:span></text:p>
      <text:p text:style-name="P2"><text:soft-page-break/><text:span text:style-name="T12"><text:tab/>However, that does not take into consideration the possibility for systematic errors in θ <text:s/>and r to cause structural bias to the moment direction. For example, if all residues are predicted to be in one of two patches, each distant from the center, then the moment, inevitably, will point in one of two directions. In any case, predicted structure or known structure, I think it would be a good idea to calculate a few moments with random scores assigned to each residue to get a sense of this kind of structural bias, and to look at the E</text:span><text:span text:style-name="T8">z</text:span><text:span text:style-name="T12">β moment in comparison to these random moments. So, since the structural bias can be screened in this way, it is still the case that <text:s/></text:span><text:span text:style-name="T12">θ and r do not need to be exact.</text:span></text:p>
      <text:p text:style-name="P2"><text:span text:style-name="T12"><text:tab/>Taking this all into consideration, it seems that z</text:span><text:span text:style-name="T8">diff</text:span><text:span text:style-name="T12"> is also a good measure of the usefulness of this kind of structure prediction for producing E</text:span><text:span text:style-name="T8">z</text:span><text:span text:style-name="T12">β</text:span><text:span text:style-name="T12"> moments for families of TMBs (“family moments”). My work on the family moment code stalled on a recalcitrant bug, but these few examples certainly motivate me to take another shot at fixing it. Since I do not know exactly what is wrong I cannot give an estimate for how long it would take. However, the code is complete, just buggy.</text:span></text:p>
      <text:p text:style-name="P2"><text:span text:style-name="T12"/></text:p>
      <text:p text:style-name="P2"><text:span text:style-name="T13">REFERENCES</text:span></text:p>
      <text:p text:style-name="P2"><text:span text:style-name="T12"/></text:p>
      <text:p text:style-name="Standard"><text:span text:style-name="T12">Lomize, A. Lomize, M. Pogozheva, I. Beta-barrel transmembrane. </text:span><text:span text:style-name="T17">Orientations of proteins in membranes.</text:span><text:span text:style-name="T12"> Retrieved May 4 2012 from http://opm.phar.umich.edu/superfamilies.php?class=2</text:span></text:p>
      <text:p text:style-name="P2"><text:span text:style-name="T12"/></text:p>
      <text:p text:style-name="P2"><text:span text:style-name="T12">Hsieh, D., Davis, A., &amp; Nanda, V. (2012). A knowledge-based potential highlights unique features of membrane α-helical and β-barrel protein insertion and folding. </text:span><text:span text:style-name="T11">Protein Science, 21(1)</text:span><text:span text:style-name="T12">, 50-62. doi:10.1002/pro.758</text:span></text:p>
      <text:p text:style-name="P2"><text:span text:style-name="T12"/></text:p>
      <text:p text:style-name="P2"><text:span text:style-name="T12">Naveed, H. Xu, Y. Jackups, R. Predicting three-dimensional structures of transmembrane domains of β-barrel membrane proteins. </text:span><text:span text:style-name="T11">Journal of the American Chemical Society</text:span><text:span text:style-name="T12">. doi:10.1021/ja209895m</text:span></text:p>
      <text:p text:style-name="P2"><text:span text:style-name="T12"/></text:p>
      <text:p text:style-name="P2"><text:span text:style-name="T12">Randall, A. Baldi, P. (2010). Transmembrane beta-barrel structure precition. In Dmitrij Frishman (ed.) </text:span><text:span text:style-name="T11">Structural Bioinformatics of Membrane Proteins </text:span><text:span text:style-name="T12">p. 83-102.</text:span></text:p>
      <text:p text:style-name="P2"><text:span text:style-name="T12"/></text:p>
      <text:p text:style-name="Standard">Remmert, M., Linke, D., Lupas, A. N., &amp; Söding, J. (2009). HHomp--prediction and classification of outer membrane proteins. <text:span text:style-name="T19">Nucleic acids research</text:span>, <text:span text:style-name="T19">37(Web Server issue)</text:span>, W446-51. doi:10.1093/nar/gkp3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1" svg:font-family="'Liberation Serif'" style:font-family-generic="roman"/>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ander Davis</meta:initial-creator>
    <meta:creation-date>2012-05-04T02:17:21</meta:creation-date>
    <dc:date>2012-05-04T07:49:41</dc:date>
    <dc:creator>Alexander Davis</dc:creator>
    <meta:editing-duration>PT04H34M17S</meta:editing-duration>
    <meta:editing-cycles>117</meta:editing-cycles>
    <meta:generator>OpenOffice.org/3.2$Linux OpenOffice.org_project/320m12$Build-9483</meta:generator>
    <meta:document-statistic meta:table-count="0" meta:image-count="0" meta:object-count="0" meta:page-count="2" meta:paragraph-count="23" meta:word-count="862" meta:character-count="5272"/>
  </office:meta>
</office:document-meta>
</file>